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942cm"/>
    </style:style>
    <style:style style:name="co2" style:family="table-column">
      <style:table-column-properties fo:break-before="auto" style:column-width="3.27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ut_disk" table:style-name="ta1">
        <table:shapes>
          <draw:frame draw:z-index="0" draw:style-name="gr1" draw:text-style-name="P1" svg:width="15.978cm" svg:height="9.004cm" svg:x="2.055cm" svg:y="5.631cm">
            <draw:object draw:notify-on-update-of-ranges="out_disk.A3:out_disk.A7 out_disk.N3:out_disk.N7 out_disk.N8:out_disk.N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3" table:default-cell-style-name="Default"/>
        <table:table-column table:style-name="co2" table:default-cell-style-name="Default"/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string" calcext:value-type="string">
            <text:p>Mitjana(s)</text:p>
          </table:table-cell>
          <table:table-cell office:value-type="string" calcext:value-type="string">
            <text:p>Bandwith(MB/s)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.215944" calcext:value-type="float">
            <text:p>2,215944</text:p>
          </table:table-cell>
          <table:table-cell office:value-type="float" office:value="2.785721" calcext:value-type="float">
            <text:p>2,785721</text:p>
          </table:table-cell>
          <table:table-cell office:value-type="float" office:value="2.344526" calcext:value-type="float">
            <text:p>2,344526</text:p>
          </table:table-cell>
          <table:table-cell office:value-type="float" office:value="2.178288" calcext:value-type="float">
            <text:p>2,178288</text:p>
          </table:table-cell>
          <table:table-cell office:value-type="float" office:value="2.228511" calcext:value-type="float">
            <text:p>2,228511</text:p>
          </table:table-cell>
          <table:table-cell office:value-type="float" office:value="2.217396" calcext:value-type="float">
            <text:p>2,217396</text:p>
          </table:table-cell>
          <table:table-cell office:value-type="float" office:value="2.278864" calcext:value-type="float">
            <text:p>2,278864</text:p>
          </table:table-cell>
          <table:table-cell office:value-type="float" office:value="2.284994" calcext:value-type="float">
            <text:p>2,284994</text:p>
          </table:table-cell>
          <table:table-cell office:value-type="float" office:value="2.153695" calcext:value-type="float">
            <text:p>2,153695</text:p>
          </table:table-cell>
          <table:table-cell office:value-type="float" office:value="2.19262" calcext:value-type="float">
            <text:p>2,19262</text:p>
          </table:table-cell>
          <table:table-cell office:value-type="float" office:value="2.148521" calcext:value-type="float">
            <text:p>2,148521</text:p>
          </table:table-cell>
          <table:table-cell office:value-type="float" office:value="2.217396" calcext:value-type="float">
            <text:p>2,217396</text:p>
          </table:table-cell>
          <table:table-cell office:value-type="float" office:value="28.8626839770614" calcext:value-type="float">
            <text:p>28,862683977061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.363651" calcext:value-type="float">
            <text:p>4,363651</text:p>
          </table:table-cell>
          <table:table-cell office:value-type="float" office:value="4.345112" calcext:value-type="float">
            <text:p>4,345112</text:p>
          </table:table-cell>
          <table:table-cell office:value-type="float" office:value="4.441086" calcext:value-type="float">
            <text:p>4,441086</text:p>
          </table:table-cell>
          <table:table-cell office:value-type="float" office:value="4.448454" calcext:value-type="float">
            <text:p>4,448454</text:p>
          </table:table-cell>
          <table:table-cell office:value-type="float" office:value="4.336368" calcext:value-type="float">
            <text:p>4,336368</text:p>
          </table:table-cell>
          <table:table-cell office:value-type="float" office:value="4.367041" calcext:value-type="float">
            <text:p>4,367041</text:p>
          </table:table-cell>
          <table:table-cell office:value-type="float" office:value="4.333232" calcext:value-type="float">
            <text:p>4,333232</text:p>
          </table:table-cell>
          <table:table-cell office:value-type="float" office:value="4.316434" calcext:value-type="float">
            <text:p>4,316434</text:p>
          </table:table-cell>
          <table:table-cell office:value-type="float" office:value="4.321872" calcext:value-type="float">
            <text:p>4,321872</text:p>
          </table:table-cell>
          <table:table-cell office:value-type="float" office:value="4.321322" calcext:value-type="float">
            <text:p>4,321322</text:p>
          </table:table-cell>
          <table:table-cell office:value-type="float" office:value="4.347114" calcext:value-type="float">
            <text:p>4,347114</text:p>
          </table:table-cell>
          <table:table-cell office:value-type="float" office:value="4.345112" calcext:value-type="float">
            <text:p>4,345112</text:p>
          </table:table-cell>
          <table:table-cell office:value-type="float" office:value="29.4583891048148" calcext:value-type="float">
            <text:p>29,458389104814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8.859741" calcext:value-type="float">
            <text:p>8,859741</text:p>
          </table:table-cell>
          <table:table-cell office:value-type="float" office:value="8.712708" calcext:value-type="float">
            <text:p>8,712708</text:p>
          </table:table-cell>
          <table:table-cell office:value-type="float" office:value="8.64317" calcext:value-type="float">
            <text:p>8,64317</text:p>
          </table:table-cell>
          <table:table-cell office:value-type="float" office:value="8.94135" calcext:value-type="float">
            <text:p>8,94135</text:p>
          </table:table-cell>
          <table:table-cell office:value-type="float" office:value="8.596296" calcext:value-type="float">
            <text:p>8,596296</text:p>
          </table:table-cell>
          <table:table-cell office:value-type="float" office:value="8.732001" calcext:value-type="float">
            <text:p>8,732001</text:p>
          </table:table-cell>
          <table:table-cell office:value-type="float" office:value="8.60934" calcext:value-type="float">
            <text:p>8,60934</text:p>
          </table:table-cell>
          <table:table-cell office:value-type="float" office:value="8.676104" calcext:value-type="float">
            <text:p>8,676104</text:p>
          </table:table-cell>
          <table:table-cell office:value-type="float" office:value="8.657308" calcext:value-type="float">
            <text:p>8,657308</text:p>
          </table:table-cell>
          <table:table-cell office:value-type="float" office:value="8.643462" calcext:value-type="float">
            <text:p>8,643462</text:p>
          </table:table-cell>
          <table:table-cell office:value-type="float" office:value="8.639439" calcext:value-type="float">
            <text:p>8,639439</text:p>
          </table:table-cell>
          <table:table-cell office:value-type="float" office:value="8.657308" calcext:value-type="float">
            <text:p>8,657308</text:p>
          </table:table-cell>
          <table:table-cell office:value-type="float" office:value="29.570393013625" calcext:value-type="float">
            <text:p>29,57039301362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8.772892" calcext:value-type="float">
            <text:p>18,772892</text:p>
          </table:table-cell>
          <table:table-cell office:value-type="float" office:value="17.428916" calcext:value-type="float">
            <text:p>17,428916</text:p>
          </table:table-cell>
          <table:table-cell office:value-type="float" office:value="17.525951" calcext:value-type="float">
            <text:p>17,525951</text:p>
          </table:table-cell>
          <table:table-cell office:value-type="float" office:value="17.471024" calcext:value-type="float">
            <text:p>17,471024</text:p>
          </table:table-cell>
          <table:table-cell office:value-type="float" office:value="17.373282" calcext:value-type="float">
            <text:p>17,373282</text:p>
          </table:table-cell>
          <table:table-cell office:value-type="float" office:value="17.875796" calcext:value-type="float">
            <text:p>17,875796</text:p>
          </table:table-cell>
          <table:table-cell office:value-type="float" office:value="17.237094" calcext:value-type="float">
            <text:p>17,237094</text:p>
          </table:table-cell>
          <table:table-cell office:value-type="float" office:value="17.212669" calcext:value-type="float">
            <text:p>17,212669</text:p>
          </table:table-cell>
          <table:table-cell office:value-type="float" office:value="17.238003" calcext:value-type="float">
            <text:p>17,238003</text:p>
          </table:table-cell>
          <table:table-cell office:value-type="float" office:value="17.26057" calcext:value-type="float">
            <text:p>17,26057</text:p>
          </table:table-cell>
          <table:table-cell office:value-type="float" office:value="17.209828" calcext:value-type="float">
            <text:p>17,209828</text:p>
          </table:table-cell>
          <table:table-cell office:value-type="float" office:value="17.373282" calcext:value-type="float">
            <text:p>17,373282</text:p>
          </table:table-cell>
          <table:table-cell office:value-type="float" office:value="29.4705398784179" calcext:value-type="float">
            <text:p>29,470539878417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35.230184" calcext:value-type="float">
            <text:p>35,230184</text:p>
          </table:table-cell>
          <table:table-cell office:value-type="float" office:value="35.612522" calcext:value-type="float">
            <text:p>35,612522</text:p>
          </table:table-cell>
          <table:table-cell office:value-type="float" office:value="35.430246" calcext:value-type="float">
            <text:p>35,430246</text:p>
          </table:table-cell>
          <table:table-cell office:value-type="float" office:value="34.748529" calcext:value-type="float">
            <text:p>34,748529</text:p>
          </table:table-cell>
          <table:table-cell office:value-type="float" office:value="34.990945" calcext:value-type="float">
            <text:p>34,990945</text:p>
          </table:table-cell>
          <table:table-cell office:value-type="float" office:value="35.631539" calcext:value-type="float">
            <text:p>35,631539</text:p>
          </table:table-cell>
          <table:table-cell office:value-type="float" office:value="34.540064" calcext:value-type="float">
            <text:p>34,540064</text:p>
          </table:table-cell>
          <table:table-cell office:value-type="float" office:value="34.61617" calcext:value-type="float">
            <text:p>34,61617</text:p>
          </table:table-cell>
          <table:table-cell office:value-type="float" office:value="36.570618" calcext:value-type="float">
            <text:p>36,570618</text:p>
          </table:table-cell>
          <table:table-cell office:value-type="float" office:value="34.878404" calcext:value-type="float">
            <text:p>34,878404</text:p>
          </table:table-cell>
          <table:table-cell office:value-type="float" office:value="34.559633" calcext:value-type="float">
            <text:p>34,559633</text:p>
          </table:table-cell>
          <table:table-cell office:value-type="float" office:value="34.990945" calcext:value-type="float">
            <text:p>34,990945</text:p>
          </table:table-cell>
          <table:table-cell office:value-type="float" office:value="29.2647140567367" calcext:value-type="float">
            <text:p>29,2647140567367</text:p>
          </table:table-cell>
        </table:table-row>
        <table:table-row table:style-name="ro1">
          <table:table-cell office:value-type="string" calcext:value-type="string">
            <text:p>sudo 64</text:p>
          </table:table-cell>
          <table:table-cell office:value-type="float" office:value="2.159416" calcext:value-type="float">
            <text:p>2,159416</text:p>
          </table:table-cell>
          <table:table-cell office:value-type="float" office:value="2.209815" calcext:value-type="float">
            <text:p>2,209815</text:p>
          </table:table-cell>
          <table:table-cell office:value-type="float" office:value="2.416243" calcext:value-type="float">
            <text:p>2,416243</text:p>
          </table:table-cell>
          <table:table-cell office:value-type="float" office:value="2.25214" calcext:value-type="float">
            <text:p>2,25214</text:p>
          </table:table-cell>
          <table:table-cell office:value-type="float" office:value="2.770282" calcext:value-type="float">
            <text:p>2,770282</text:p>
          </table:table-cell>
          <table:table-cell office:value-type="float" office:value="3.017787" calcext:value-type="float">
            <text:p>3,017787</text:p>
          </table:table-cell>
          <table:table-cell office:value-type="float" office:value="2.224847" calcext:value-type="float">
            <text:p>2,224847</text:p>
          </table:table-cell>
          <table:table-cell office:value-type="float" office:value="2.163355" calcext:value-type="float">
            <text:p>2,163355</text:p>
          </table:table-cell>
          <table:table-cell office:value-type="float" office:value="2.17979" calcext:value-type="float">
            <text:p>2,17979</text:p>
          </table:table-cell>
          <table:table-cell office:value-type="float" office:value="2.196898" calcext:value-type="float">
            <text:p>2,196898</text:p>
          </table:table-cell>
          <table:table-cell office:value-type="float" office:value="2.16998" calcext:value-type="float">
            <text:p>2,16998</text:p>
          </table:table-cell>
          <table:table-cell office:value-type="float" office:value="2.209815" calcext:value-type="float">
            <text:p>2,209815</text:p>
          </table:table-cell>
          <table:table-cell office:value-type="float" office:value="28.9617004138355" calcext:value-type="float">
            <text:p>28,9617004138355</text:p>
          </table:table-cell>
        </table:table-row>
        <table:table-row table:style-name="ro1">
          <table:table-cell office:value-type="string" calcext:value-type="string">
            <text:p>sudo 128</text:p>
          </table:table-cell>
          <table:table-cell office:value-type="float" office:value="4.453209" calcext:value-type="float">
            <text:p>4,453209</text:p>
          </table:table-cell>
          <table:table-cell office:value-type="float" office:value="4.508819" calcext:value-type="float">
            <text:p>4,508819</text:p>
          </table:table-cell>
          <table:table-cell office:value-type="float" office:value="4.413717" calcext:value-type="float">
            <text:p>4,413717</text:p>
          </table:table-cell>
          <table:table-cell office:value-type="float" office:value="4.311472" calcext:value-type="float">
            <text:p>4,311472</text:p>
          </table:table-cell>
          <table:table-cell office:value-type="float" office:value="4.493342" calcext:value-type="float">
            <text:p>4,493342</text:p>
          </table:table-cell>
          <table:table-cell office:value-type="float" office:value="4.404706" calcext:value-type="float">
            <text:p>4,404706</text:p>
          </table:table-cell>
          <table:table-cell office:value-type="float" office:value="4.306588" calcext:value-type="float">
            <text:p>4,306588</text:p>
          </table:table-cell>
          <table:table-cell office:value-type="float" office:value="4.401018" calcext:value-type="float">
            <text:p>4,401018</text:p>
          </table:table-cell>
          <table:table-cell office:value-type="float" office:value="4.465782" calcext:value-type="float">
            <text:p>4,465782</text:p>
          </table:table-cell>
          <table:table-cell office:value-type="float" office:value="4.400394" calcext:value-type="float">
            <text:p>4,400394</text:p>
          </table:table-cell>
          <table:table-cell office:value-type="float" office:value="4.375218" calcext:value-type="float">
            <text:p>4,375218</text:p>
          </table:table-cell>
          <table:table-cell office:value-type="float" office:value="4.404706" calcext:value-type="float">
            <text:p>4,404706</text:p>
          </table:table-cell>
          <table:table-cell office:value-type="float" office:value="29.0598282836584" calcext:value-type="float">
            <text:p>29,0598282836584</text:p>
          </table:table-cell>
        </table:table-row>
        <table:table-row table:style-name="ro1">
          <table:table-cell office:value-type="string" calcext:value-type="string">
            <text:p>sudo 256</text:p>
          </table:table-cell>
          <table:table-cell office:value-type="float" office:value="9.534814" calcext:value-type="float">
            <text:p>9,534814</text:p>
          </table:table-cell>
          <table:table-cell office:value-type="float" office:value="8.727403" calcext:value-type="float">
            <text:p>8,727403</text:p>
          </table:table-cell>
          <table:table-cell office:value-type="float" office:value="8.74806" calcext:value-type="float">
            <text:p>8,74806</text:p>
          </table:table-cell>
          <table:table-cell office:value-type="float" office:value="8.626557" calcext:value-type="float">
            <text:p>8,626557</text:p>
          </table:table-cell>
          <table:table-cell office:value-type="float" office:value="8.666674" calcext:value-type="float">
            <text:p>8,666674</text:p>
          </table:table-cell>
          <table:table-cell office:value-type="float" office:value="8.740312" calcext:value-type="float">
            <text:p>8,740312</text:p>
          </table:table-cell>
          <table:table-cell office:value-type="float" office:value="8.682063" calcext:value-type="float">
            <text:p>8,682063</text:p>
          </table:table-cell>
          <table:table-cell office:value-type="float" office:value="8.65918" calcext:value-type="float">
            <text:p>8,65918</text:p>
          </table:table-cell>
          <table:table-cell office:value-type="float" office:value="8.632811" calcext:value-type="float">
            <text:p>8,632811</text:p>
          </table:table-cell>
          <table:table-cell office:value-type="float" office:value="8.654613" calcext:value-type="float">
            <text:p>8,654613</text:p>
          </table:table-cell>
          <table:table-cell office:value-type="float" office:value="8.664957" calcext:value-type="float">
            <text:p>8,664957</text:p>
          </table:table-cell>
          <table:table-cell office:value-type="float" office:value="8.666674" calcext:value-type="float">
            <text:p>8,666674</text:p>
          </table:table-cell>
          <table:table-cell office:value-type="float" office:value="29.5384365443998" calcext:value-type="float">
            <text:p>29,5384365443998</text:p>
          </table:table-cell>
        </table:table-row>
        <table:table-row table:style-name="ro1">
          <table:table-cell office:value-type="string" calcext:value-type="string">
            <text:p>sudo 512</text:p>
          </table:table-cell>
          <table:table-cell office:value-type="float" office:value="17.804626" calcext:value-type="float">
            <text:p>17,804626</text:p>
          </table:table-cell>
          <table:table-cell office:value-type="float" office:value="17.378623" calcext:value-type="float">
            <text:p>17,378623</text:p>
          </table:table-cell>
          <table:table-cell office:value-type="float" office:value="17.201522" calcext:value-type="float">
            <text:p>17,201522</text:p>
          </table:table-cell>
          <table:table-cell office:value-type="float" office:value="17.295028" calcext:value-type="float">
            <text:p>17,295028</text:p>
          </table:table-cell>
          <table:table-cell office:value-type="float" office:value="17.47452" calcext:value-type="float">
            <text:p>17,47452</text:p>
          </table:table-cell>
          <table:table-cell office:value-type="float" office:value="17.308311" calcext:value-type="float">
            <text:p>17,308311</text:p>
          </table:table-cell>
          <table:table-cell office:value-type="float" office:value="17.614166" calcext:value-type="float">
            <text:p>17,614166</text:p>
          </table:table-cell>
          <table:table-cell office:value-type="float" office:value="17.407314" calcext:value-type="float">
            <text:p>17,407314</text:p>
          </table:table-cell>
          <table:table-cell office:value-type="float" office:value="17.317219" calcext:value-type="float">
            <text:p>17,317219</text:p>
          </table:table-cell>
          <table:table-cell office:value-type="float" office:value="17.306437" calcext:value-type="float">
            <text:p>17,306437</text:p>
          </table:table-cell>
          <table:table-cell table:number-columns-repeated="2" office:value-type="float" office:value="17.363933" calcext:value-type="float">
            <text:p>17,363933</text:p>
          </table:table-cell>
          <table:table-cell office:value-type="float" office:value="29.4864072557755" calcext:value-type="float">
            <text:p>29,4864072557755</text:p>
          </table:table-cell>
        </table:table-row>
        <table:table-row table:style-name="ro1">
          <table:table-cell office:value-type="string" calcext:value-type="string">
            <text:p>sudo 1024</text:p>
          </table:table-cell>
          <table:table-cell office:value-type="float" office:value="34.571561" calcext:value-type="float">
            <text:p>34,571561</text:p>
          </table:table-cell>
          <table:table-cell office:value-type="float" office:value="34.675329" calcext:value-type="float">
            <text:p>34,675329</text:p>
          </table:table-cell>
          <table:table-cell office:value-type="float" office:value="34.490783" calcext:value-type="float">
            <text:p>34,490783</text:p>
          </table:table-cell>
          <table:table-cell office:value-type="float" office:value="34.633123" calcext:value-type="float">
            <text:p>34,633123</text:p>
          </table:table-cell>
          <table:table-cell office:value-type="float" office:value="34.488929" calcext:value-type="float">
            <text:p>34,488929</text:p>
          </table:table-cell>
          <table:table-cell office:value-type="float" office:value="34.856322" calcext:value-type="float">
            <text:p>34,856322</text:p>
          </table:table-cell>
          <table:table-cell office:value-type="float" office:value="34.973824" calcext:value-type="float">
            <text:p>34,973824</text:p>
          </table:table-cell>
          <table:table-cell office:value-type="float" office:value="36.610582" calcext:value-type="float">
            <text:p>36,610582</text:p>
          </table:table-cell>
          <table:table-cell office:value-type="float" office:value="34.649575" calcext:value-type="float">
            <text:p>34,649575</text:p>
          </table:table-cell>
          <table:table-cell office:value-type="float" office:value="34.864395" calcext:value-type="float">
            <text:p>34,864395</text:p>
          </table:table-cell>
          <table:table-cell office:value-type="float" office:value="36.18493" calcext:value-type="float">
            <text:p>36,18493</text:p>
          </table:table-cell>
          <table:table-cell office:value-type="float" office:value="34.675329" calcext:value-type="float">
            <text:p>34,675329</text:p>
          </table:table-cell>
          <table:table-cell office:value-type="float" office:value="29.531082459232" calcext:value-type="float">
            <text:p>29,53108245923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5-03T20:01:46.837332404</dc:date>
    <meta:editing-duration>PT31M</meta:editing-duration>
    <meta:editing-cycles>4</meta:editing-cycles>
    <meta:generator>LibreOffice/7.3.7.2$Linux_X86_64 LibreOffice_project/30$Build-2</meta:generator>
    <meta:document-statistic meta:table-count="1" meta:cell-count="142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79cm" svg:height="9.005cm" xlink:href=".." xlink:type="simple" chart:class="chart:line" chart:style-name="ch1">
        <chart:legend chart:legend-position="end" svg:x="13.894cm" svg:y="3.954cm" style:legend-expansion="high" chart:style-name="ch2"/>
        <chart:plot-area chart:style-name="ch3" table:cell-range-address="out_disk.A3:out_disk.A7 out_disk.N3:out_disk.N12" chart:data-source-has-labels="both" svg:x="1.33cm" svg:y="0.18cm" svg:width="12.245cm" svg:height="7.664cm">
          <chart:coordinate-region svg:x="2.242cm" svg:y="0.379cm" svg:width="10.961cm" svg:height="6.818cm"/>
          <chart:axis chart:dimension="x" chart:name="primary-x" chart:style-name="ch4" chartooo:axis-type="auto">
            <chartooo:date-scale/>
            <chart:title svg:x="7.157cm" svg:y="8.024cm" chart:style-name="ch5">
              <text:p>MB</text:p>
            </chart:title>
            <chart:categories table:cell-range-address="out_disk.A3:out_disk.A7"/>
          </chart:axis>
          <chart:axis chart:dimension="y" chart:name="primary-y" chart:style-name="ch4">
            <chart:title svg:x="0.451cm" svg:y="4.426cm" chart:style-name="ch6">
              <text:p>MB/s</text:p>
            </chart:title>
            <chart:grid chart:style-name="ch7" chart:class="major"/>
          </chart:axis>
          <chart:series chart:style-name="ch8" chart:values-cell-range-address="out_disk.N3:out_disk.N7" loext:label-string="user" chart:class="chart:line">
            <chart:data-point chart:repeated="5"/>
          </chart:series>
          <chart:series chart:style-name="ch9" chart:values-cell-range-address="out_disk.N8:out_disk.N12" loext:label-string="sudo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</text:p>
              </table:table-cell>
              <table:table-cell office:value-type="string">
                <text:p>sudo</text:p>
              </table:table-cell>
            </table:table-row>
          </table:table-header-rows>
          <table:table-rows>
            <table:table-row>
              <table:table-cell office:value-type="float" office:value="64">
                <text:p>64</text:p>
                <draw:g>
                  <svg:desc>out_disk.A3:out_disk.A7</svg:desc>
                </draw:g>
              </table:table-cell>
              <table:table-cell office:value-type="float" office:value="28.8626839770614">
                <text:p>28.8626839770614</text:p>
                <draw:g>
                  <svg:desc>out_disk.N3:out_disk.N7</svg:desc>
                </draw:g>
              </table:table-cell>
              <table:table-cell office:value-type="float" office:value="28.9617004138355">
                <text:p>28.9617004138355</text:p>
                <draw:g>
                  <svg:desc>out_disk.N8:out_disk.N12</svg:desc>
                </draw:g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29.4583891048148">
                <text:p>29.4583891048148</text:p>
              </table:table-cell>
              <table:table-cell office:value-type="float" office:value="29.0598282836584">
                <text:p>29.0598282836584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29.570393013625">
                <text:p>29.570393013625</text:p>
              </table:table-cell>
              <table:table-cell office:value-type="float" office:value="29.5384365443998">
                <text:p>29.5384365443998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29.4705398784179">
                <text:p>29.4705398784179</text:p>
              </table:table-cell>
              <table:table-cell office:value-type="float" office:value="29.4864072557755">
                <text:p>29.4864072557755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29.2647140567367">
                <text:p>29.2647140567367</text:p>
              </table:table-cell>
              <table:table-cell office:value-type="float" office:value="29.531082459232">
                <text:p>29.5310824592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